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98cm"/>
    </style:style>
    <style:style style:name="co6" style:family="table-column">
      <style:table-column-properties fo:break-before="auto" style:column-width="2.17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ve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ngu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ver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ve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ver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ver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ngun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ngu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ngun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ra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v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erad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rad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ver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ver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v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derad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era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ngu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ingun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ver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ver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ve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v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era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ver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rad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v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ver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ingun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ngu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ver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ngun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ra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ve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ngu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erad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v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Balcázar</meta:initial-creator>
    <meta:creation-date>2023-03-16T15:56:33.221497348</meta:creation-date>
    <dc:date>2023-03-16T16:17:26.143952411</dc:date>
    <dc:creator>Luis Balcázar</dc:creator>
    <meta:editing-duration>PT10M2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